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stackoverflow.com/questions/5131931/how-to-connect-to-mysql-from-the-command-lin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2T18:53:22.625169313</meta:creation-date>
    <dc:date>2023-04-12T18:53:50.587389026</dc:date>
    <meta:editing-duration>PT31S</meta:editing-duration>
    <meta:editing-cycles>1</meta:editing-cycles>
    <meta:document-statistic meta:table-count="0" meta:image-count="0" meta:object-count="0" meta:page-count="1" meta:paragraph-count="1" meta:word-count="1" meta:character-count="89" meta:non-whitespace-character-count="89"/>
    <meta:generator>LibreOffice/7.3.7.2$Linux_X86_64 LibreOffice_project/30$Build-2</meta:generator>
  </office:meta>
</office:document-meta>
</file>